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ExecutorService</text:span></text:p>
          </draw:text-box>
          <svg:title/>
          <svg:desc/>
        </draw:frame>
        <draw:frame draw:id="id74" presentation:style-name="a587" draw:name="Text Placeholder 2" svg:x="0.55118in" svg:y="1.93465in" svg:width="9.92087in" svg:height="4.7952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Сервис, который позволяет асинхронно выполнять задания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Удобнее в использовании, чем класс Thread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Задания могут быть отложенными или периодическими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Задания могут возвращать результат!</text:span></text:p>
              </text:list-item>
            </text:list>
            <text:list text:style-name="a586">
              <text:list-item>
                <text:p text:style-name="a585" text:class-names="" text:cond-style-name=""><text:span text:style-name="a581" text:class-names="">Создать ExecutorService можно используя<text:s text:c="1"/></text:span><text:span text:style-name="a582" text:class-names="">в</text:span><text:span text:style-name="a583" text:class-names="">спомогательный<text:s text:c="1"/></text:span><text:span text:style-name="a584" text:class-names="">класс Executors.</text:span></text:p>
              </text:list-item>
            </text:list>
          </draw:text-box>
          <svg:title/>
          <svg:desc/>
        </draw:frame>
        <presentation:notes draw:style-name="a593">
          <draw:frame draw:id="id75" draw:style-name="a590" draw:name="Slide Number Placeholder 6" svg:x="4.67953in" svg:y="11.10827in" svg:width="3.5878in" svg:height="0.58425in">
            <draw:text-box>
              <text:p text:style-name="a589" text:class-names="" text:cond-style-name=""><text:span text:style-name="a58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91" draw:name="Slide Image Placeholder 1">
            <svg:title/>
            <svg:desc/>
          </draw:page-thumbnail>
          <draw:frame draw:id="id77" presentation:style-name="a5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4" draw:master-page-name="Master1-Layout7-blank-Blank" presentation:presentation-page-layout-name="Master1-PPL7" draw:id="Slide-257">
        <draw:frame draw:id="id78" presentation:style-name="a597" draw:name="Title 1" svg:x="0.55118in" svg:y="0.32953in" svg:width="9.92087in" svg:height="1.38031in" presentation:class="title" presentation:placeholder="false">
          <draw:text-box>
            <text:p text:style-name="a596" text:class-names="" text:cond-style-name=""><text:span text:style-name="a595" text:class-names="">ExecutorService. Задания</text:span></text:p>
          </draw:text-box>
          <svg:title/>
          <svg:desc/>
        </draw:frame>
        <draw:frame draw:id="id79" presentation:style-name="a610" draw:name="Text Placeholder 2" svg:x="0.55118in" svg:y="1.93465in" svg:width="9.92087in" svg:height="5.07677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Для того, что отправить задание – нужно передать Callable или Runnable в сервис используя метод submit().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Runnable – если задание ничего не возвращает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Callable – если задание должно что-то вернуть.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Submit возвращает Future – контейнер, который хранит отложенный результат.</text:span></text:p>
              </text:list-item>
            </text:list>
          </draw:text-box>
          <svg:title/>
          <svg:desc/>
        </draw:frame>
        <presentation:notes draw:style-name="a616">
          <draw:frame draw:id="id80" draw:style-name="a613" draw:name="Slide Number Placeholder 6" svg:x="4.67953in" svg:y="11.10827in" svg:width="3.5878in" svg:height="0.58425in">
            <draw:text-box>
              <text:p text:style-name="a612" text:class-names="" text:cond-style-name=""><text:span text:style-name="a61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14" draw:name="Slide Image Placeholder 1">
            <svg:title/>
            <svg:desc/>
          </draw:page-thumbnail>
          <draw:frame draw:id="id82" presentation:style-name="a6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7" draw:master-page-name="Master1-Layout7-blank-Blank" presentation:presentation-page-layout-name="Master1-PPL7" draw:id="Slide-258">
        <draw:frame draw:id="id83" presentation:style-name="a620" draw:name="Title 1" svg:x="0.55118in" svg:y="0.32953in" svg:width="9.92087in" svg:height="1.38031in" presentation:class="title" presentation:placeholder="false">
          <draw:text-box>
            <text:p text:style-name="a619" text:class-names="" text:cond-style-name=""><text:span text:style-name="a618" text:class-names="">ExecutorService.Future</text:span></text:p>
          </draw:text-box>
          <svg:title/>
          <svg:desc/>
        </draw:frame>
        <draw:frame draw:id="id84" presentation:style-name="a637" draw:name="Text Placeholder 2" svg:x="0.55118in" svg:y="1.93465in" svg:width="9.92087in" svg:height="6.07362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Future – объект, содержащий отложенный результат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Чтобы получить объект – можно вызвать метод get()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Метод get() - блокирующий, это значит, что выполнение программы будет остонвлено до тех пор, пока результат не будет доступен или не выкинется исключения.</text:span></text:p>
              </text:list-item>
            </text:list>
            <text:list text:style-name="a636">
              <text:list-item>
                <text:p text:style-name="a635" text:class-names="" text:cond-style-name=""><text:span text:style-name="a630" text:class-names="">Можно использовать get(int timeout), который выкинет исключения, если результат все<text:s text:c="1"/></text:span><text:span text:style-name="a631" text:class-names="">е</text:span><text:span text:style-name="a632" text:class-names="">щ</text:span><text:span text:style-name="a633" text:class-names="">е<text:s text:c="1"/></text:span><text:span text:style-name="a634" text:class-names="">не доступен через указанное время.</text:span></text:p>
              </text:list-item>
            </text:list>
          </draw:text-box>
          <svg:title/>
          <svg:desc/>
        </draw:frame>
        <presentation:notes draw:style-name="a643">
          <draw:frame draw:id="id85" draw:style-name="a640" draw:name="Slide Number Placeholder 6" svg:x="4.67953in" svg:y="11.10827in" svg:width="3.5878in" svg:height="0.58425in">
            <draw:text-box>
              <text:p text:style-name="a639" text:class-names="" text:cond-style-name=""><text:span text:style-name="a63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41" draw:name="Slide Image Placeholder 1">
            <svg:title/>
            <svg:desc/>
          </draw:page-thumbnail>
          <draw:frame draw:id="id87" presentation:style-name="a6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4" draw:master-page-name="Master1-Layout7-blank-Blank" presentation:presentation-page-layout-name="Master1-PPL7" draw:id="Slide-259">
        <draw:frame draw:id="id88" presentation:style-name="a647" draw:name="Title 1" svg:x="0.55118in" svg:y="0.32953in" svg:width="9.92087in" svg:height="1.38031in" presentation:class="title" presentation:placeholder="false">
          <draw:text-box>
            <text:p text:style-name="a646" text:class-names="" text:cond-style-name=""><text:span text:style-name="a645" text:class-names="">ExecutorService.Future</text:span></text:p>
          </draw:text-box>
          <svg:title/>
          <svg:desc/>
        </draw:frame>
        <draw:frame draw:id="id89" presentation:style-name="a654" draw:name="Text Placeholder 2" svg:x="0.55118in" svg:y="1.93465in" svg:width="9.92087in" svg:height="4.7952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Future можно отменить, использую метод cancel()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Future и ExecutorService не позволяет вам выполнять задачи по типа "как только будет готов результат – сделай что-то еще", вам нужно явно вызвать get() и ждать результата.</text:span></text:p>
              </text:list-item>
            </text:list>
          </draw:text-box>
          <svg:title/>
          <svg:desc/>
        </draw:frame>
        <presentation:notes draw:style-name="a660">
          <draw:frame draw:id="id90" draw:style-name="a657" draw:name="Slide Number Placeholder 6" svg:x="4.67953in" svg:y="11.10827in" svg:width="3.5878in" svg:height="0.58425in">
            <draw:text-box>
              <text:p text:style-name="a656" text:class-names="" text:cond-style-name=""><text:span text:style-name="a65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58" draw:name="Slide Image Placeholder 1">
            <svg:title/>
            <svg:desc/>
          </draw:page-thumbnail>
          <draw:frame draw:id="id92" presentation:style-name="a6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61" draw:master-page-name="Master1-Layout7-blank-Blank" presentation:presentation-page-layout-name="Master1-PPL7" draw:id="Slide-260">
        <draw:frame draw:id="id93" presentation:style-name="a664" draw:name="Title 1" svg:x="0.55118in" svg:y="0.32953in" svg:width="9.92087in" svg:height="1.38031in" presentation:class="title" presentation:placeholder="false">
          <draw:text-box>
            <text:p text:style-name="a663" text:class-names="" text:cond-style-name=""><text:span text:style-name="a662" text:class-names="">ExecutorService.CompletableFuture</text:span></text:p>
          </draw:text-box>
          <svg:title/>
          <svg:desc/>
        </draw:frame>
        <draw:frame draw:id="id94" presentation:style-name="a678" draw:name="Text Placeholder 2" svg:x="0.55118in" svg:y="1.93465in" svg:width="9.92087in" svg:height="4.7952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5" text:class-names="">CompletableFuture – "улучшенная" версия Future,<text:s text:c="1"/></text:span><text:span text:style-name="a666" text:class-names="">дост</text:span><text:span text:style-name="a667" text:class-names="">у</text:span><text:span text:style-name="a668" text:class-names="">пная<text:s text:c="1"/></text:span><text:span text:style-name="a669" text:class-names="">в Java 8+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Для создания CF используйте фабричный метод CompletableFuture.supplyAsync(supplier, executor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  <presentation:notes draw:style-name="a684">
          <draw:frame draw:id="id95" draw:style-name="a681" draw:name="Slide Number Placeholder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682" draw:name="Slide Image Placeholder 1">
            <svg:title/>
            <svg:desc/>
          </draw:page-thumbnail>
          <draw:frame draw:id="id97" presentation:style-name="a6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85" draw:master-page-name="Master1-Layout7-blank-Blank" presentation:presentation-page-layout-name="Master1-PPL7" draw:id="Slide-261">
        <draw:frame draw:id="id98" presentation:style-name="a688" draw:name="Title 1" svg:x="0.55118in" svg:y="0.32953in" svg:width="9.92087in" svg:height="1.38031in" presentation:class="title" presentation:placeholder="false">
          <draw:text-box>
            <text:p text:style-name="a687" text:class-names="" text:cond-style-name=""><text:span text:style-name="a686" text:class-names="">ExecutorService.CompletableFuture</text:span></text:p>
          </draw:text-box>
          <svg:title/>
          <svg:desc/>
        </draw:frame>
        <draw:frame draw:id="id99" presentation:style-name="a701" draw:name="Text Placeholder 2" svg:x="0.55118in" svg:y="1.93465in" svg:width="9.92087in" svg:height="4.7952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Методы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nAccept – выполняет какое-то действие по завершении</text:span></text:p>
              </text:list-item>
            </text:list>
            <text:list text:style-name="a700">
              <text:list-item>
                <text:p text:style-name="a699" text:class-names="" text:cond-style-name=""><text:span text:style-name="a695" text:class-names="">ThenApply – вполняет действие по заверешении и возвращает<text:s text:c="1"/></text:span><text:span text:style-name="a696" text:class-names="">другой<text:s text:c="1"/></text:span><text:span text:style-name="a697" text:class-names="">CF</text:span><text:span text:style-name="a698" text:class-names=""/></text:p>
              </text:list-item>
            </text:list>
          </draw:text-box>
          <svg:title/>
          <svg:desc/>
        </draw:frame>
        <presentation:notes draw:style-name="a707">
          <draw:frame draw:id="id100" draw:style-name="a704" draw:name="Slide Number Placeholder 6" svg:x="4.67953in" svg:y="11.10827in" svg:width="3.5878in" svg:height="0.58425in">
            <draw:text-box>
              <text:p text:style-name="a703" text:class-names="" text:cond-style-name=""><text:span text:style-name="a70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705" draw:name="Slide Image Placeholder 1">
            <svg:title/>
            <svg:desc/>
          </draw:page-thumbnail>
          <draw:frame draw:id="id102" presentation:style-name="a7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52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ecutorService</dc:title>
    <dc:creator>Tarasov, Andrey</dc:creator>
    <meta:creation-date>2009-04-16T11:32:32Z</meta:creation-date>
    <dc:date>2019-02-18T08:37:24Z</dc:date>
    <meta:editing-cycles>3</meta:editing-cycles>
    <meta:editing-duration>PT2045S</meta:editing-duration>
    <meta:document-statistic meta:paragraph-count="32" meta:word-count="240"/>
  </office:meta>
</office:document-meta>
</file>